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tserrat" svg:font-family="Montserrat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font-size="13pt" style:font-size-asian="11.3500003814697pt" style:font-size-complex="13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042422"/>
    </style:style>
    <style:style style:name="P4" style:family="paragraph" style:parent-style-name="Standard">
      <style:paragraph-properties fo:text-align="start" style:justify-single-word="false"/>
      <style:text-properties fo:font-size="13pt" style:font-size-asian="11.3500003814697pt" style:font-size-complex="13pt"/>
    </style:style>
    <style:style style:name="T1" style:family="text">
      <style:text-properties officeooo:rsid="00042422"/>
    </style:style>
    <style:style style:name="T2" style:family="text">
      <style:text-properties style:text-underline-style="solid" style:text-underline-width="auto" style:text-underline-color="font-color" officeooo:rsid="00042422"/>
    </style:style>
    <style:style style:name="T3" style:family="text">
      <style:text-properties fo:font-size="18pt" style:text-underline-style="solid" style:text-underline-width="auto" style:text-underline-color="font-color" officeooo:rsid="00042422" style:font-size-asian="18pt" style:font-size-complex="18pt"/>
    </style:style>
    <style:style style:name="T4" style:family="text">
      <style:text-properties fo:font-size="36pt" style:text-underline-style="solid" style:text-underline-width="auto" style:text-underline-color="font-color" officeooo:rsid="00042422" style:font-size-asian="36pt" style:font-size-complex="36pt"/>
    </style:style>
    <style:style style:name="T5" style:family="text">
      <style:text-properties fo:font-variant="normal" fo:text-transform="none" fo:color="#111111" style:text-line-through-style="none" style:text-line-through-type="none" style:font-name="Montserrat" fo:font-size="13.5pt" fo:letter-spacing="normal" fo:font-style="normal" style:text-underline-style="none" fo:font-weight="bold" officeooo:rsid="00042422" style:text-blinking="false" fo:background-color="transparent" loext:char-shading-value="0"/>
    </style:style>
    <style:style style:name="T6" style:family="text">
      <style:text-properties fo:font-variant="normal" fo:text-transform="none" fo:color="#111111" style:text-line-through-style="none" style:text-line-through-type="none" style:font-name="Montserrat" fo:font-size="13.5pt" fo:letter-spacing="normal" fo:font-style="normal" style:text-underline-style="none" fo:font-weight="bold" officeooo:rsid="00042422" style:text-blinking="false" fo:background-color="transparent" loext:char-shading-value="0" style:font-size-asian="11.3500003814697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span text:style-name="T4">DJANGO</text:span></text:p>
      <text:p text:style-name="P2"/>
      <text:h text:style-name="P1" text:outline-level="3"><text:soft-page-break/><text:a xlink:type="simple" xlink:href="https://www.onlineinterviewquestions.com/what-do-you-understand-by-django/" text:style-name="Internet_20_link" text:visited-style-name="Visited_20_Internet_20_Link"><text:span text:style-name="T5">What do you understand by Django?</text:span></text:a></text:h>
      <text:h text:style-name="P1" text:outline-level="3"><text:a xlink:type="simple" xlink:href="https://www.onlineinterviewquestions.com/what-does-of-django-field-class-types-do/" text:style-name="Internet_20_link" text:visited-style-name="Visited_20_Internet_20_Link"><text:span text:style-name="T5">What does Of Django Field Class types do?</text:span></text:a></text:h>
      <text:h text:style-name="P1" text:outline-level="3"><text:a xlink:type="simple" xlink:href="https://www.onlineinterviewquestions.com/does-django-follow-architectural-pattern/" text:style-name="Internet_20_link" text:visited-style-name="Visited_20_Internet_20_Link"><text:span text:style-name="T5">Does Django Follow Architectural pattern?</text:span></text:a></text:h>
      <text:h text:style-name="P1" text:outline-level="3"><text:a xlink:type="simple" xlink:href="https://www.onlineinterviewquestions.com/clarify-the-architecture-of-django/" text:style-name="Internet_20_link" text:visited-style-name="Visited_20_Internet_20_Link"><text:span text:style-name="T5">Clarify the architecture of Django?</text:span></text:a></text:h>
      <text:h text:style-name="P1" text:outline-level="3"><text:a xlink:type="simple" xlink:href="https://www.onlineinterviewquestions.com/is-django-stable-or-not/" text:style-name="Internet_20_link" text:visited-style-name="Visited_20_Internet_20_Link"><text:span text:style-name="T5">Is Django stable or not?</text:span></text:a></text:h>
      <text:h text:style-name="P1" text:outline-level="3"><text:a xlink:type="simple" xlink:href="https://www.onlineinterviewquestions.com/is-django-a-high-level-or-low-level-framework/" text:style-name="Internet_20_link" text:visited-style-name="Visited_20_Internet_20_Link"><text:span text:style-name="T5">Is Django a high level or low-level framework?</text:span></text:a></text:h>
      <text:h text:style-name="P1" text:outline-level="3"><text:a xlink:type="simple" xlink:href="https://www.onlineinterviewquestions.com/how-does-django-work/" text:style-name="Internet_20_link" text:visited-style-name="Visited_20_Internet_20_Link"><text:span text:style-name="T5">How does Django work?</text:span></text:a></text:h>
      <text:h text:style-name="P1" text:outline-level="3"><text:a xlink:type="simple" xlink:href="https://www.onlineinterviewquestions.com/what-is-the-name-of-the-foundation-which-manages-django-web-framework/" text:style-name="Internet_20_link" text:visited-style-name="Visited_20_Internet_20_Link"><text:span text:style-name="T5">What is the name of the Foundation which manages Django web framework?</text:span></text:a></text:h>
      <text:h text:style-name="P1" text:outline-level="3"><text:a xlink:type="simple" xlink:href="https://www.onlineinterviewquestions.com/name-the-features-available-in-django-web-framework/" text:style-name="Internet_20_link" text:visited-style-name="Visited_20_Internet_20_Link"><text:span text:style-name="T5">Name the features available in Django web framework?</text:span></text:a></text:h>
      <text:h text:style-name="P1" text:outline-level="3"><text:a xlink:type="simple" xlink:href="https://www.onlineinterviewquestions.com/what-are-the-advantages-of-using-django-for-web-development/" text:style-name="Internet_20_link" text:visited-style-name="Visited_20_Internet_20_Link"><text:span text:style-name="T5">What are the advantages of using Django for web development?</text:span></text:a></text:h>
      <text:h text:style-name="P1" text:outline-level="3"><text:a xlink:type="simple" xlink:href="https://www.onlineinterviewquestions.com/what-is-the-process-of-creating-a-project-in-django/" text:style-name="Internet_20_link" text:visited-style-name="Visited_20_Internet_20_Link"><text:span text:style-name="T5">What is the process of creating a project in Django?</text:span></text:a></text:h>
      <text:h text:style-name="P1" text:outline-level="3"><text:a xlink:type="simple" xlink:href="https://www.onlineinterviewquestions.com/is-django-a-content-management-system-cms/" text:style-name="Internet_20_link" text:visited-style-name="Visited_20_Internet_20_Link"><text:span text:style-name="T5">Is Django a content management system (CMS)?</text:span></text:a></text:h>
      <text:h text:style-name="P1" text:outline-level="3"><text:a xlink:type="simple" xlink:href="https://www.onlineinterviewquestions.com/what-does-the-django-templates-contain/" text:style-name="Internet_20_link" text:visited-style-name="Visited_20_Internet_20_Link"><text:span text:style-name="T5">What does the Django templates contain?</text:span></text:a></text:h>
      <text:h text:style-name="P1" text:outline-level="3"><text:a xlink:type="simple" xlink:href="https://www.onlineinterviewquestions.com/what-is-the-use-of-session-framework-in-django/" text:style-name="Internet_20_link" text:visited-style-name="Visited_20_Internet_20_Link"><text:span text:style-name="T5">What is the use of session framework in Django?</text:span></text:a></text:h>
      <text:h text:style-name="P1" text:outline-level="3"><text:a xlink:type="simple" xlink:href="https://www.onlineinterviewquestions.com/how-can-you-set-up-static-files-in-django/" text:style-name="Internet_20_link" text:visited-style-name="Visited_20_Internet_20_Link"><text:span text:style-name="T5">How can you set up static files in Django?</text:span></text:a></text:h>
      <text:h text:style-name="P1" text:outline-level="3"><text:a xlink:type="simple" xlink:href="https://www.onlineinterviewquestions.com/how-to-use-file-based-sessions/" text:style-name="Internet_20_link" text:visited-style-name="Visited_20_Internet_20_Link"><text:span text:style-name="T5">How to use file based sessions?</text:span></text:a></text:h>
      <text:h text:style-name="P1" text:outline-level="3"><text:a xlink:type="simple" xlink:href="https://www.onlineinterviewquestions.com/what-django-collectstatic-command-does/" text:style-name="Internet_20_link" text:visited-style-name="Visited_20_Internet_20_Link"><text:span text:style-name="T5">What django collectstatic command does?</text:span></text:a></text:h>
      <text:h text:style-name="P1" text:outline-level="3"><text:a xlink:type="simple" xlink:href="https://www.onlineinterviewquestions.com/what-are-class-based-views-in-django/" text:style-name="Internet_20_link" text:visited-style-name="Visited_20_Internet_20_Link"><text:span text:style-name="T5">What are Class-based views in Django</text:span></text:a></text:h>
      <text:h text:style-name="P1" text:outline-level="3"><text:a xlink:type="simple" xlink:href="https://www.onlineinterviewquestions.com/what-is-the-usage-of-django-admin-py-and-manage-py/" text:style-name="Internet_20_link" text:visited-style-name="Visited_20_Internet_20_Link"><text:span text:style-name="T5">What is the usage of Django-admin.py and manage.py?</text:span></text:a></text:h>
      <text:h text:style-name="P1" text:outline-level="3"><text:a xlink:type="simple" xlink:href="https://www.onlineinterviewquestions.com/what-are-signals-in-django/" text:style-name="Internet_20_link" text:visited-style-name="Visited_20_Internet_20_Link"><text:span text:style-name="T5">What are signals in Django?</text:span></text:a></text:h>
      <text:h text:style-name="P1" text:outline-level="3"><text:a xlink:type="simple" xlink:href="https://www.onlineinterviewquestions.com/is-django-free/" text:style-name="Internet_20_link" text:visited-style-name="Visited_20_Internet_20_Link"><text:span text:style-name="T5">Is Django free?</text:span></text:a></text:h>
      <text:h text:style-name="P1" text:outline-level="3"><text:a xlink:type="simple" xlink:href="https://www.onlineinterviewquestions.com/django-is-based-on-which-design-pattern/" text:style-name="Internet_20_link" text:visited-style-name="Visited_20_Internet_20_Link"><text:span text:style-name="T5">Django is based on which design pattern.</text:span></text:a></text:h>
      <text:h text:style-name="P1" text:outline-level="3"><text:a xlink:type="simple" xlink:href="https://www.onlineinterviewquestions.com/when-and-who-create-django/" text:style-name="Internet_20_link" text:visited-style-name="Visited_20_Internet_20_Link"><text:span text:style-name="T5">When and who create Django?</text:span></text:a></text:h>
      <text:h text:style-name="P1" text:outline-level="3"><text:a xlink:type="simple" xlink:href="https://www.onlineinterviewquestions.com/list-server-requirement-to-install-django-framework/" text:style-name="Internet_20_link" text:visited-style-name="Visited_20_Internet_20_Link"><text:span text:style-name="T5">List server requirement to install Django Framework.</text:span></text:a></text:h>
      <text:h text:style-name="P1" text:outline-level="3"><text:soft-page-break/><text:a xlink:type="simple" xlink:href="https://www.onlineinterviewquestions.com/list-the-database-backends-supported-by-django-framework/" text:style-name="Internet_20_link" text:visited-style-name="Visited_20_Internet_20_Link"><text:span text:style-name="T5">List the database backends supported by Django Framework?</text:span></text:a></text:h>
      <text:h text:style-name="P1" text:outline-level="3"><text:a xlink:type="simple" xlink:href="https://www.onlineinterviewquestions.com/what-is-recommended-way-to-install-django/" text:style-name="Internet_20_link" text:visited-style-name="Visited_20_Internet_20_Link"><text:span text:style-name="T5">What is recommended way to install Django?</text:span></text:a></text:h>
      <text:h text:style-name="P1" text:outline-level="3"><text:a xlink:type="simple" xlink:href="https://www.onlineinterviewquestions.com/how-to-install-the-development-version-of-django/" text:style-name="Internet_20_link" text:visited-style-name="Visited_20_Internet_20_Link"><text:span text:style-name="T5">How to install the development version of Django</text:span></text:a></text:h>
      <text:h text:style-name="P1" text:outline-level="3"><text:a xlink:type="simple" xlink:href="https://www.onlineinterviewquestions.com/where-are-django-migrations-stored/" text:style-name="Internet_20_link" text:visited-style-name="Visited_20_Internet_20_Link"><text:span text:style-name="T5">Where are Django migrations stored?</text:span></text:a></text:h>
      <text:h text:style-name="P1" text:outline-level="3"><text:a xlink:type="simple" xlink:href="https://www.onlineinterviewquestions.com/how-a-request-is-processed-in-django/" text:style-name="Internet_20_link" text:visited-style-name="Visited_20_Internet_20_Link"><text:span text:style-name="T5">How a request is processed in Django?</text:span></text:a></text:h>
      <text:h text:style-name="P1" text:outline-level="3"><text:a xlink:type="simple" xlink:href="https://www.onlineinterviewquestions.com/when-to-use-the-iterator-in-django-orm/" text:style-name="Internet_20_link" text:visited-style-name="Visited_20_Internet_20_Link"><text:span text:style-name="T5">When to use the iterator in Django ORM?</text:span></text:a></text:h>
      <text:h text:style-name="P1" text:outline-level="3"><text:a xlink:type="simple" xlink:href="https://www.onlineinterviewquestions.com/when-querysets-are-evaluated-in-django/" text:style-name="Internet_20_link" text:visited-style-name="Visited_20_Internet_20_Link"><text:span text:style-name="T5">When QuerySets are evaluated in Django?</text:span></text:a></text:h>
      <text:h text:style-name="P1" text:outline-level="3"><text:a xlink:type="simple" xlink:href="https://www.onlineinterviewquestions.com/how-to-check-installed-version-of-django/" text:style-name="Internet_20_link" text:visited-style-name="Visited_20_Internet_20_Link"><text:span text:style-name="T5">How to check installed version of Django?</text:span></text:a></text:h>
      <text:h text:style-name="P1" text:outline-level="3"><text:a xlink:type="simple" xlink:href="https://www.onlineinterviewquestions.com/how-to-set-unset-session-in-django/" text:style-name="Internet_20_link" text:visited-style-name="Visited_20_Internet_20_Link"><text:span text:style-name="T5">How to set/unset session in Django?</text:span></text:a></text:h>
      <text:h text:style-name="P1" text:outline-level="3"><text:a xlink:type="simple" xlink:href="https://www.onlineinterviewquestions.com/what-is-a-context-in-django/" text:style-name="Internet_20_link" text:visited-style-name="Visited_20_Internet_20_Link"><text:span text:style-name="T5">What is a context in Django?</text:span></text:a></text:h>
      <text:h text:style-name="P1" text:outline-level="3"><text:a xlink:type="simple" xlink:href="https://www.onlineinterviewquestions.com/explain-mixins-in-django/" text:style-name="Internet_20_link" text:visited-style-name="Visited_20_Internet_20_Link"><text:span text:style-name="T5">Explain mixins in Django.</text:span></text:a></text:h>
      <text:h text:style-name="P1" text:outline-level="3"><text:a xlink:type="simple" xlink:href="https://www.onlineinterviewquestions.com/how-to-get-current-page-uri-in-django-template/" text:style-name="Internet_20_link" text:visited-style-name="Visited_20_Internet_20_Link"><text:span text:style-name="T5">How to get current page URI in Django template.</text:span></text:a></text:h>
      <text:h text:style-name="P1" text:outline-level="3"><text:a xlink:type="simple" xlink:href="https://www.onlineinterviewquestions.com/list-some-popular-websites-built-on-django-framework/" text:style-name="Internet_20_link" text:visited-style-name="Visited_20_Internet_20_Link"><text:span text:style-name="T5">List some popular websites built on Django framework?</text:span></text:a></text:h>
      <text:h text:style-name="P1" text:outline-level="3"><text:a xlink:type="simple" xlink:href="https://www.onlineinterviewquestions.com/how-to-create-an-constant-in-django/" text:style-name="Internet_20_link" text:visited-style-name="Visited_20_Internet_20_Link"><text:span text:style-name="T5">How to create an Constant in Django.</text:span></text:a></text:h>
      <text:h text:style-name="P1" text:outline-level="3"><text:a xlink:type="simple" xlink:href="https://www.onlineinterviewquestions.com/how-to-configure-database-in-django/" text:style-name="Internet_20_link" text:visited-style-name="Visited_20_Internet_20_Link"><text:span text:style-name="T5">How to Configure Database in Django.</text:span></text:a></text:h>
      <text:h text:style-name="P1" text:outline-level="3"><text:a xlink:type="simple" xlink:href="https://www.onlineinterviewquestions.com/list-type-of-relationships-asociations-supported-by-django/" text:style-name="Internet_20_link" text:visited-style-name="Visited_20_Internet_20_Link"><text:span text:style-name="T5">List type of relationships/ asociations supported by Django.</text:span></text:a></text:h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tserrat" svg:font-family="Montserrat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21:47:55.781925187</meta:creation-date>
    <dc:date>2018-09-30T21:53:37.104323718</dc:date>
    <meta:editing-duration>PT5M41S</meta:editing-duration>
    <meta:editing-cycles>1</meta:editing-cycles>
    <meta:document-statistic meta:table-count="0" meta:image-count="0" meta:object-count="0" meta:page-count="3" meta:paragraph-count="41" meta:word-count="275" meta:character-count="1631" meta:non-whitespace-character-count="1395"/>
    <meta:generator>LibreOffice/6.0.3.2$Linux_X86_64 LibreOffice_project/00m0$Build-2</meta:generator>
  </office:meta>
</office:document-meta>
</file>